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list-style-name="L6"/>
    <style:style style:name="P2" style:family="paragraph" style:parent-style-name="Heading_20_3">
      <style:text-properties officeooo:rsid="0019d763" officeooo:paragraph-rsid="0019d763"/>
    </style:style>
    <style:style style:name="P3" style:family="paragraph" style:parent-style-name="Heading_20_4">
      <style:text-properties officeooo:rsid="0019d763" officeooo:paragraph-rsid="0019d763"/>
    </style:style>
    <style:style style:name="P4" style:family="paragraph" style:parent-style-name="Standard">
      <style:text-properties officeooo:rsid="0019d763" officeooo:paragraph-rsid="0019d763"/>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style>
    <style:style style:name="P9" style:family="paragraph" style:parent-style-name="Text_20_body">
      <style:text-properties officeooo:rsid="0019d763" officeooo:paragraph-rsid="0019d763"/>
    </style:style>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8">
      <style:paragraph-properties fo:margin-top="0cm" fo:margin-bottom="0cm" style:contextual-spacing="false"/>
    </style:style>
    <style:style style:name="P16" style:family="paragraph" style:parent-style-name="Text_20_body" style:list-style-name="L9">
      <style:paragraph-properties fo:margin-top="0cm" fo:margin-bottom="0cm" style:contextual-spacing="false"/>
    </style:style>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2">
      <style:paragraph-properties fo:margin-top="0cm" fo:margin-bottom="0cm" style:contextual-spacing="false"/>
    </style:style>
    <style:style style:name="T1" style:family="text">
      <style:text-properties officeooo:rsid="0019d76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3" text:outline-level="3"><text:span text:style-name="Strong_20_Emphasis">Chain of Responsibility</text:span></text:h>
      <text:list text:style-name="L1">
        <text:list-item>
          <text:p text:style-name="P6"><text:span text:style-name="Strong_20_Emphasis">Purpose</text:span>: This pattern allows a request to pass through a chain of handlers, where each handler decides either to process the request or to pass it along to the next handler in the chain.</text:p>
        </text:list-item>
        <text:list-item>
          <text:p text:style-name="P5"><text:span text:style-name="Strong_20_Emphasis">Key Idea</text:span>: Decouples the sender of a request from its receiver by giving multiple objects a chance to handle the request.</text:p>
        </text:list-item>
      </text:list>
      <text:p text:style-name="Text_20_body"><text:span text:style-name="Strong_20_Emphasis">Example Scenario</text:span>: Consider a customer support system with different support levels. A basic support agent handles simple requests, while complex issues are passed to more experienced agents. If none can handle it, the request is forwarded to the manager.</text:p>
      <text:p text:style-name="Standard"><text:span text:style-name="Strong_20_Emphasis">When to Use</text:span>: When you have multiple objects that can handle a request, but the handler is determined at runtime, such as logging systems, user permission checks, or customer support.</text:p>
      <text:p text:style-name="Standard"/>
      <text:p text:style-name="P4">CODE</text:p>
      <text:p text:style-name="Standard"/>
      <text:p text:style-name="Standard">interface SupportHandler {</text:p>
      <text:p text:style-name="Standard"><text:s text:c="4"/>void setNextHandler(SupportHandler next); <text:s/>// Method to set the next handler in the chain</text:p>
      <text:p text:style-name="Standard"><text:s text:c="4"/>void handleRequest(String request); <text:s/>// Method to process the request</text:p>
      <text:p text:style-name="Standard">}</text:p>
      <text:p text:style-name="Standard"/>
      <text:p text:style-name="Standard">class BasicSupport implements SupportHandler {</text:p>
      <text:p text:style-name="Standard"><text:s text:c="4"/>private SupportHandler nextHandler;</text:p>
      <text:p text:style-name="Standard"/>
      <text:p text:style-name="Standard"><text:s text:c="4"/>public void setNextHandler(SupportHandler next) {</text:p>
      <text:p text:style-name="Standard"><text:s text:c="8"/>this.nextHandler = next; <text:s/>// Set the next handler in the chain</text:p>
      <text:p text:style-name="Standard"><text:s text:c="4"/>}</text:p>
      <text:p text:style-name="Standard"/>
      <text:p text:style-name="Standard"><text:s text:c="4"/>public void handleRequest(String request) {</text:p>
      <text:p text:style-name="Standard"><text:s text:c="8"/>if (request.equals("basic")) {</text:p>
      <text:p text:style-name="Standard"><text:s text:c="12"/>System.out.println("Basic support handled the request.");</text:p>
      <text:p text:style-name="Standard"><text:s text:c="8"/>} else if (nextHandler != null) {</text:p>
      <text:p text:style-name="Standard"><text:s text:c="12"/>nextHandler.handleRequest(request); <text:s/>// Forward to the next handler</text:p>
      <text:p text:style-name="Standard"><text:s text:c="8"/>} else {</text:p>
      <text:p text:style-name="Standard"><text:s text:c="12"/>System.out.println("Request not handled.");</text:p>
      <text:p text:style-name="Standard"><text:s text:c="8"/>}</text:p>
      <text:p text:style-name="Standard"><text:s text:c="4"/>}</text:p>
      <text:p text:style-name="Standard">}</text:p>
      <text:p text:style-name="Standard"/>
      <text:p text:style-name="Standard">class ManagerSupport implements SupportHandler {</text:p>
      <text:p text:style-name="Standard"><text:s text:c="4"/>private SupportHandler nextHandler;</text:p>
      <text:p text:style-name="Standard"/>
      <text:p text:style-name="Standard"><text:s text:c="4"/>public void setNextHandler(SupportHandler next) {</text:p>
      <text:p text:style-name="Standard"><text:s text:c="8"/>this.nextHandler = next; <text:s/>// Set the next handler in the chain</text:p>
      <text:p text:style-name="Standard"><text:s text:c="4"/>}</text:p>
      <text:p text:style-name="Standard"/>
      <text:p text:style-name="Standard"><text:s text:c="4"/>public void handleRequest(String request) {</text:p>
      <text:p text:style-name="Standard"><text:s text:c="8"/>if (request.equals("complex")) {</text:p>
      <text:p text:style-name="Standard"><text:s text:c="12"/>System.out.println("Manager handled the request.");</text:p>
      <text:p text:style-name="Standard"><text:s text:c="8"/>} else if (nextHandler != null) {</text:p>
      <text:p text:style-name="Standard"><text:soft-page-break/><text:s text:c="12"/>nextHandler.handleRequest(request); <text:s/>// Forward to the next handler</text:p>
      <text:p text:style-name="Standard"><text:s text:c="8"/>} else {</text:p>
      <text:p text:style-name="Standard"><text:s text:c="12"/>System.out.println("Request not handled.");</text:p>
      <text:p text:style-name="Standard"><text:s text:c="8"/>}</text:p>
      <text:p text:style-name="Standard"><text:s text:c="4"/>}</text:p>
      <text:p text:style-name="Standard">}</text:p>
      <text:p text:style-name="Standard"/>
      <text:p text:style-name="Standard">public class Main {</text:p>
      <text:p text:style-name="Standard"><text:s text:c="4"/>public static void main(String[] args) {</text:p>
      <text:p text:style-name="Standard"><text:s text:c="8"/>SupportHandler basicSupport = new BasicSupport();</text:p>
      <text:p text:style-name="Standard"><text:s text:c="8"/>SupportHandler managerSupport = new ManagerSupport();</text:p>
      <text:p text:style-name="Standard"/>
      <text:p text:style-name="Standard"><text:s text:c="8"/>basicSupport.setNextHandler(managerSupport); <text:s/>// Link basic support to manager support</text:p>
      <text:p text:style-name="Standard"/>
      <text:p text:style-name="Standard"><text:s text:c="8"/>basicSupport.handleRequest("basic"); <text:s text:c="2"/>// Output: Basic support handled the request.</text:p>
      <text:p text:style-name="Standard"><text:s text:c="8"/>basicSupport.handleRequest("complex"); // Output: Manager handled the request.</text:p>
      <text:p text:style-name="Standard"><text:s text:c="4"/>}</text:p>
      <text:p text:style-name="Standard">}</text:p>
      <text:p text:style-name="Standard"/>
      <text:p text:style-name="Standard"/>
      <text:h text:style-name="Heading_20_3" text:outline-level="3"><text:span text:style-name="Strong_20_Emphasis"><text:span text:style-name="T1">I</text:span></text:span><text:span text:style-name="Strong_20_Emphasis">nterpreter</text:span></text:h>
      <text:list text:style-name="L2">
        <text:list-item>
          <text:p text:style-name="P8"><text:span text:style-name="Strong_20_Emphasis">Purpose</text:span>: The Interpreter pattern defines a grammar for a language and provides an interpreter to process sentences in that language.</text:p>
        </text:list-item>
        <text:list-item>
          <text:p text:style-name="P7"><text:span text:style-name="Strong_20_Emphasis">Key Idea</text:span>: Each type of expression in the language is represented by a class, which interprets that type of expression.</text:p>
        </text:list-item>
      </text:list>
      <text:p text:style-name="Text_20_body"><text:span text:style-name="Strong_20_Emphasis">Example Scenario</text:span>: A simple calculator that interprets math expressions like "5 + 3 – 2".</text:p>
      <text:p text:style-name="Text_20_body"/>
      <text:p text:style-name="Text_20_body">interface Expression {</text:p>
      <text:p text:style-name="Text_20_body"><text:s text:c="4"/>int interpret();</text:p>
      <text:p text:style-name="Text_20_body">}</text:p>
      <text:p text:style-name="Text_20_body"/>
      <text:p text:style-name="Text_20_body">class Number implements Expression {</text:p>
      <text:p text:style-name="Text_20_body"><text:s text:c="4"/>private int number;</text:p>
      <text:p text:style-name="Text_20_body"/>
      <text:p text:style-name="Text_20_body"><text:s text:c="4"/>public Number(int number) {</text:p>
      <text:p text:style-name="Text_20_body"><text:s text:c="8"/>this.number = number;</text:p>
      <text:p text:style-name="Text_20_body"><text:s text:c="4"/>}</text:p>
      <text:p text:style-name="Text_20_body"/>
      <text:p text:style-name="Text_20_body"><text:s text:c="4"/>public int interpret() {</text:p>
      <text:p text:style-name="Text_20_body"><text:s text:c="8"/>return number;</text:p>
      <text:p text:style-name="Text_20_body"><text:soft-page-break/><text:s text:c="4"/>}</text:p>
      <text:p text:style-name="Text_20_body">}</text:p>
      <text:p text:style-name="Text_20_body"/>
      <text:p text:style-name="Text_20_body">class Add implements Expression {</text:p>
      <text:p text:style-name="Text_20_body"><text:s text:c="4"/>private Expression leftExpression;</text:p>
      <text:p text:style-name="Text_20_body"><text:s text:c="4"/>private Expression rightExpression;</text:p>
      <text:p text:style-name="Text_20_body"/>
      <text:p text:style-name="Text_20_body"><text:s text:c="4"/>public Add(Expression left, Expression right) {</text:p>
      <text:p text:style-name="Text_20_body"><text:s text:c="8"/>this.leftExpression = left;</text:p>
      <text:p text:style-name="Text_20_body"><text:s text:c="8"/>this.rightExpression = right;</text:p>
      <text:p text:style-name="Text_20_body"><text:s text:c="4"/>}</text:p>
      <text:p text:style-name="Text_20_body"/>
      <text:p text:style-name="Text_20_body"><text:s text:c="4"/>public int interpret() {</text:p>
      <text:p text:style-name="Text_20_body"><text:s text:c="8"/>return leftExpression.interpret() + rightExpression.interpret();</text:p>
      <text:p text:style-name="Text_20_body"><text:s text:c="4"/>}</text:p>
      <text:p text:style-name="Text_20_body">}</text:p>
      <text:p text:style-name="Text_20_body"/>
      <text:p text:style-name="Text_20_body">class Subtract implements Expression {</text:p>
      <text:p text:style-name="Text_20_body"><text:s text:c="4"/>private Expression leftExpression;</text:p>
      <text:p text:style-name="Text_20_body"><text:s text:c="4"/>private Expression rightExpression;</text:p>
      <text:p text:style-name="Text_20_body"/>
      <text:p text:style-name="Text_20_body"><text:s text:c="4"/>public Subtract(Expression left, Expression right) {</text:p>
      <text:p text:style-name="Text_20_body"><text:s text:c="8"/>this.leftExpression = left;</text:p>
      <text:p text:style-name="Text_20_body"><text:s text:c="8"/>this.rightExpression = right;</text:p>
      <text:p text:style-name="Text_20_body"><text:s text:c="4"/>}</text:p>
      <text:p text:style-name="Text_20_body"/>
      <text:p text:style-name="Text_20_body"><text:s text:c="4"/>public int interpret() {</text:p>
      <text:p text:style-name="Text_20_body"><text:s text:c="8"/>return leftExpression.interpret() - rightExpression.interpret();</text:p>
      <text:p text:style-name="Text_20_body"><text:s text:c="4"/>}</text:p>
      <text:p text:style-name="Text_20_body">}</text:p>
      <text:p text:style-name="Text_20_body"/>
      <text:p text:style-name="Text_20_body">public class Main {</text:p>
      <text:p text:style-name="Text_20_body"><text:soft-page-break/><text:s text:c="4"/>public static void main(String[] args) {</text:p>
      <text:p text:style-name="Text_20_body"><text:s text:c="8"/>Expression five = new Number(5);</text:p>
      <text:p text:style-name="Text_20_body"><text:s text:c="8"/>Expression three = new Number(3);</text:p>
      <text:p text:style-name="Text_20_body"><text:s text:c="8"/>Expression two = new Number(2);</text:p>
      <text:p text:style-name="Text_20_body"/>
      <text:p text:style-name="Text_20_body"><text:s text:c="8"/>Expression addExpr = new Add(five, three); // (5 + 3)</text:p>
      <text:p text:style-name="Text_20_body"><text:s text:c="8"/>Expression subExpr = new Subtract(addExpr, two); // (5 + 3) - 2</text:p>
      <text:p text:style-name="Text_20_body"/>
      <text:p text:style-name="Text_20_body"><text:s text:c="8"/>System.out.println("Result: " + subExpr.interpret()); <text:s/>// Result: 6</text:p>
      <text:p text:style-name="Text_20_body"><text:s text:c="4"/>}</text:p>
      <text:p text:style-name="Text_20_body">}</text:p>
      <text:p text:style-name="Text_20_body"/>
      <text:p text:style-name="Text_20_body"><text:span text:style-name="Strong_20_Emphasis">When to Use</text:span>: When you need to interpret sentences of a simple language, such as SQL queries, regular expressions, or mathematical expressions.</text:p>
      <text:p text:style-name="Text_20_body"/>
      <text:p text:style-name="Text_20_body"/>
      <text:p text:style-name="P9">2.</text:p>
      <text:p text:style-name="Text_20_body">The <text:span text:style-name="Strong_20_Emphasis">Singleton pattern</text:span> ensures that a class has only one instance and provides a global point of access to that instance.</text:p>
      <text:h text:style-name="Heading_20_4" text:outline-level="4">Use Case:</text:h>
      <text:p text:style-name="Text_20_body">Consider a <text:span text:style-name="Strong_20_Emphasis">logging system</text:span> where we want to ensure that only one instance of the logger exists throughout the application to avoid multiple loggers writing to the same file or console in a concurrent environment.</text:p>
      <text:p text:style-name="Text_20_body">class Logger {</text:p>
      <text:p text:style-name="Text_20_body"><text:s text:c="4"/>// Private static variable for the one and only instance</text:p>
      <text:p text:style-name="Text_20_body"><text:s text:c="4"/>private static Logger instance;</text:p>
      <text:p text:style-name="Text_20_body"><text:s text:c="4"/></text:p>
      <text:p text:style-name="Text_20_body"><text:s text:c="4"/>// Private constructor prevents instantiation from other classes</text:p>
      <text:p text:style-name="Text_20_body"><text:s text:c="4"/>private Logger() {</text:p>
      <text:p text:style-name="Text_20_body"><text:s text:c="8"/>System.out.println("Logger initialized");</text:p>
      <text:p text:style-name="Text_20_body"><text:s text:c="4"/>}</text:p>
      <text:p text:style-name="Text_20_body"/>
      <text:p text:style-name="Text_20_body"><text:s text:c="4"/>// Public method to provide the single instance (with lazy initialization)</text:p>
      <text:p text:style-name="Text_20_body"><text:soft-page-break/><text:s text:c="4"/>public static Logger getInstance() {</text:p>
      <text:p text:style-name="Text_20_body"><text:s text:c="8"/>if (instance == null) {</text:p>
      <text:p text:style-name="Text_20_body"><text:s text:c="12"/>instance = new Logger(); <text:s/>// Create the instance only if it doesn’t exist</text:p>
      <text:p text:style-name="Text_20_body"><text:s text:c="8"/>}</text:p>
      <text:p text:style-name="Text_20_body"><text:s text:c="8"/>return instance;</text:p>
      <text:p text:style-name="Text_20_body"><text:s text:c="4"/>}</text:p>
      <text:p text:style-name="Text_20_body"/>
      <text:p text:style-name="Text_20_body"><text:s text:c="4"/>public void log(String message) {</text:p>
      <text:p text:style-name="Text_20_body"><text:s text:c="8"/>System.out.println("Log message: " + message);</text:p>
      <text:p text:style-name="Text_20_body"><text:s text:c="4"/>}</text:p>
      <text:p text:style-name="Text_20_body">}</text:p>
      <text:p text:style-name="Text_20_body"/>
      <text:p text:style-name="Text_20_body">public class Main {</text:p>
      <text:p text:style-name="Text_20_body"><text:s text:c="4"/>public static void main(String[] args) {</text:p>
      <text:p text:style-name="Text_20_body"><text:s text:c="8"/>// Accessing the single instance of Logger</text:p>
      <text:p text:style-name="Text_20_body"><text:s text:c="8"/>Logger logger1 = Logger.getInstance();</text:p>
      <text:p text:style-name="Text_20_body"><text:s text:c="8"/>logger1.log("First log message");</text:p>
      <text:p text:style-name="Text_20_body"/>
      <text:p text:style-name="Text_20_body"><text:s text:c="8"/>Logger logger2 = Logger.getInstance();</text:p>
      <text:p text:style-name="Text_20_body"><text:s text:c="8"/>logger2.log("Second log message");</text:p>
      <text:p text:style-name="Text_20_body"/>
      <text:p text:style-name="Text_20_body"><text:s text:c="8"/>// Both logger1 and logger2 point to the same instance</text:p>
      <text:p text:style-name="Text_20_body"><text:s text:c="8"/>System.out.println(logger1 == logger2); <text:s/>// Output: true</text:p>
      <text:p text:style-name="Text_20_body"><text:s text:c="4"/>}</text:p>
      <text:p text:style-name="Text_20_body">}</text:p>
      <text:p text:style-name="Text_20_body"/>
      <text:list text:style-name="L3">
        <text:list-item>
          <text:p text:style-name="P10">he <text:span text:style-name="Source_20_Text">Logger</text:span> class has a private constructor to prevent direct instantiation.</text:p>
        </text:list-item>
      </text:list>
      <text:list text:style-name="L4">
        <text:list-item>
          <text:p text:style-name="P11">The <text:span text:style-name="Source_20_Text">getInstance()</text:span> method ensures that only one instance of <text:span text:style-name="Source_20_Text">Logger</text:span> is created (lazy initialization).</text:p>
        </text:list-item>
      </text:list>
      <text:list text:style-name="L5">
        <text:list-item>
          <text:p text:style-name="P12">Multiple parts of the application can use the <text:span text:style-name="Source_20_Text">Logger</text:span> instance, but only a single instance exists.</text:p>
        </text:list-item>
      </text:list>
      <text:list text:style-name="L6">
        <text:list-item>
          <text:p text:style-name="P13"><text:span text:style-name="Strong_20_Emphasis">Use case</text:span>: Useful for managing shared resources, like logging systems, database connections, or configurations.</text:p>
          <text:list>
            <text:list-item>
              <text:list>
                <text:list-header>
                  <text:h text:style-name="P1" text:outline-level="3"><text:soft-page-break/><text:span text:style-name="Strong_20_Emphasis">Factory Method Pattern</text:span></text:h>
                </text:list-header>
              </text:list>
            </text:list-item>
          </text:list>
        </text:list-item>
      </text:list>
      <text:h text:style-name="Heading_20_4" text:outline-level="4">Definition:</text:h>
      <text:p text:style-name="Text_20_body">The <text:span text:style-name="Strong_20_Emphasis">Factory Method pattern</text:span> defines an interface for creating objects but lets subclasses alter the type of objects that will be created. It is useful when the creation logic is complex or when the system needs to decide which subclass or object to instantiate at runtime.</text:p>
      <text:h text:style-name="Heading_20_4" text:outline-level="4">Use Case:</text:h>
      <text:p text:style-name="Text_20_body">Consider an application that <text:span text:style-name="Strong_20_Emphasis">generates different types of notifications</text:span> (e.g., email, SMS, or push notifications). The type of notification is determined at runtime, and we want to encapsulate the creation logic for different notification types.</text:p>
      <text:p text:style-name="Text_20_body">// Interface for Notifications</text:p>
      <text:p text:style-name="Text_20_body">interface Notification {</text:p>
      <text:p text:style-name="Text_20_body"><text:s text:c="4"/>void notifyUser();</text:p>
      <text:p text:style-name="Text_20_body">}</text:p>
      <text:p text:style-name="Text_20_body"/>
      <text:p text:style-name="Text_20_body">// Concrete Email Notification</text:p>
      <text:p text:style-name="Text_20_body">class EmailNotification implements Notification {</text:p>
      <text:p text:style-name="Text_20_body"><text:s text:c="4"/>public void notifyUser() {</text:p>
      <text:p text:style-name="Text_20_body"><text:s text:c="8"/>System.out.println("Sending an Email Notification.");</text:p>
      <text:p text:style-name="Text_20_body"><text:s text:c="4"/>}</text:p>
      <text:p text:style-name="Text_20_body">}</text:p>
      <text:p text:style-name="Text_20_body"/>
      <text:p text:style-name="Text_20_body">// Concrete SMS Notification</text:p>
      <text:p text:style-name="Text_20_body">class SMSNotification implements Notification {</text:p>
      <text:p text:style-name="Text_20_body"><text:s text:c="4"/>public void notifyUser() {</text:p>
      <text:p text:style-name="Text_20_body"><text:s text:c="8"/>System.out.println("Sending an SMS Notification.");</text:p>
      <text:p text:style-name="Text_20_body"><text:s text:c="4"/>}</text:p>
      <text:p text:style-name="Text_20_body">}</text:p>
      <text:p text:style-name="Text_20_body"/>
      <text:p text:style-name="Text_20_body">// Concrete Push Notification</text:p>
      <text:p text:style-name="Text_20_body">class PushNotification implements Notification {</text:p>
      <text:p text:style-name="Text_20_body"><text:s text:c="4"/>public void notifyUser() {</text:p>
      <text:p text:style-name="Text_20_body"><text:s text:c="8"/>System.out.println("Sending a Push Notification.");</text:p>
      <text:p text:style-name="Text_20_body"><text:s text:c="4"/>}</text:p>
      <text:p text:style-name="Text_20_body"><text:soft-page-break/>}</text:p>
      <text:p text:style-name="Text_20_body"/>
      <text:p text:style-name="Text_20_body">// Factory Class</text:p>
      <text:p text:style-name="Text_20_body">class NotificationFactory {</text:p>
      <text:p text:style-name="Text_20_body"><text:s text:c="4"/>// Factory method to create notification based on the type</text:p>
      <text:p text:style-name="Text_20_body"><text:s text:c="4"/>public Notification createNotification(String type) {</text:p>
      <text:p text:style-name="Text_20_body"><text:s text:c="8"/>if (type == null || type.isEmpty()) {</text:p>
      <text:p text:style-name="Text_20_body"><text:s text:c="12"/>return null;</text:p>
      <text:p text:style-name="Text_20_body"><text:s text:c="8"/>}</text:p>
      <text:p text:style-name="Text_20_body"><text:s text:c="8"/>switch (type.toLowerCase()) {</text:p>
      <text:p text:style-name="Text_20_body"><text:s text:c="12"/>case "email":</text:p>
      <text:p text:style-name="Text_20_body"><text:s text:c="16"/>return new EmailNotification();</text:p>
      <text:p text:style-name="Text_20_body"><text:s text:c="12"/>case "sms":</text:p>
      <text:p text:style-name="Text_20_body"><text:s text:c="16"/>return new SMSNotification();</text:p>
      <text:p text:style-name="Text_20_body"><text:s text:c="12"/>case "push":</text:p>
      <text:p text:style-name="Text_20_body"><text:s text:c="16"/>return new PushNotification();</text:p>
      <text:p text:style-name="Text_20_body"><text:s text:c="12"/>default:</text:p>
      <text:p text:style-name="Text_20_body"><text:s text:c="16"/>throw new IllegalArgumentException("Unknown notification type " + type);</text:p>
      <text:p text:style-name="Text_20_body"><text:s text:c="8"/>}</text:p>
      <text:p text:style-name="Text_20_body"><text:s text:c="4"/>}</text:p>
      <text:p text:style-name="Text_20_body">}</text:p>
      <text:p text:style-name="Text_20_body"/>
      <text:p text:style-name="Text_20_body">public class Main {</text:p>
      <text:p text:style-name="Text_20_body"><text:s text:c="4"/>public static void main(String[] args) {</text:p>
      <text:p text:style-name="Text_20_body"><text:s text:c="8"/>NotificationFactory factory = new NotificationFactory();</text:p>
      <text:p text:style-name="Text_20_body"/>
      <text:p text:style-name="Text_20_body"><text:s text:c="8"/>// Create and use Email notification</text:p>
      <text:p text:style-name="Text_20_body"><text:s text:c="8"/>Notification notification1 = factory.createNotification("email");</text:p>
      <text:p text:style-name="Text_20_body"><text:s text:c="8"/>notification1.notifyUser(); <text:s/>// Output: Sending an Email Notification.</text:p>
      <text:p text:style-name="Text_20_body"/>
      <text:p text:style-name="Text_20_body"><text:s text:c="8"/>// Create and use SMS notification</text:p>
      <text:p text:style-name="Text_20_body"><text:s text:c="8"/>Notification notification2 = factory.createNotification("sms");</text:p>
      <text:p text:style-name="Text_20_body"><text:soft-page-break/><text:s text:c="8"/>notification2.notifyUser(); <text:s/>// Output: Sending an SMS Notification.</text:p>
      <text:p text:style-name="Text_20_body"/>
      <text:p text:style-name="Text_20_body"><text:s text:c="8"/>// Create and use Push notification</text:p>
      <text:p text:style-name="Text_20_body"><text:s text:c="8"/>Notification notification3 = factory.createNotification("push");</text:p>
      <text:p text:style-name="Text_20_body"><text:s text:c="8"/>notification3.notifyUser(); <text:s/>// Output: Sending a Push Notification.</text:p>
      <text:p text:style-name="Text_20_body"><text:s text:c="4"/>}</text:p>
      <text:p text:style-name="Text_20_body">}</text:p>
      <text:p text:style-name="Text_20_body"/>
      <text:list text:style-name="L7">
        <text:list-item>
          <text:p text:style-name="P14">The <text:span text:style-name="Source_20_Text">NotificationFactory</text:span> class encapsulates the creation logic for different types of <text:span text:style-name="Source_20_Text">Notification</text:span>.</text:p>
        </text:list-item>
      </text:list>
      <text:list text:style-name="L8">
        <text:list-item>
          <text:p text:style-name="P15">The <text:span text:style-name="Source_20_Text">createNotification()</text:span> method uses a <text:span text:style-name="Strong_20_Emphasis">switch statement</text:span> to decide which subclass to instantiate based on the input type (email, SMS, or push).</text:p>
        </text:list-item>
      </text:list>
      <text:list text:style-name="L9">
        <text:list-item>
          <text:p text:style-name="P16">The client (in <text:span text:style-name="Source_20_Text">Main</text:span>) doesn't need to know the details of the object creation process, just the type of notification needed.</text:p>
        </text:list-item>
      </text:list>
      <text:list text:style-name="L10">
        <text:list-item>
          <text:p text:style-name="P17"><text:span text:style-name="Strong_20_Emphasis">Use case</text:span>: Useful when the application needs to create objects from a large family of types and the creation logic is complex or subject to change.</text:p>
        </text:list-item>
      </text:list>
      <text:p text:style-name="P9">3.</text:p>
      <text:h text:style-name="P2" text:outline-level="3">1. <text:span text:style-name="Strong_20_Emphasis">Adapter Pattern</text:span></text:h>
      <text:h text:style-name="Heading_20_4" text:outline-level="4">Definition:</text:h>
      <text:p text:style-name="Text_20_body">The <text:span text:style-name="Strong_20_Emphasis">Adapter pattern</text:span> allows incompatible interfaces to work together. It acts as a bridge between two incompatible interfaces, enabling communication.</text:p>
      <text:h text:style-name="Heading_20_4" text:outline-level="4">Use Case:</text:h>
      <text:p text:style-name="Text_20_body">Consider a scenario where you have an existing system that uses <text:span text:style-name="Strong_20_Emphasis">legacy code</text:span> with a specific interface, and you want to integrate a new third-party library that has a different interface.</text:p>
      <text:h text:style-name="Heading_20_4" text:outline-level="4">Example: Legacy System Integration</text:h>
      <text:p text:style-name="P9">// Existing interface</text:p>
      <text:p text:style-name="P9">interface OldSystem {</text:p>
      <text:p text:style-name="P9"><text:s text:c="4"/>void oldMethod();</text:p>
      <text:p text:style-name="P9">}</text:p>
      <text:p text:style-name="P9"/>
      <text:p text:style-name="P9">// Legacy class implementing the old interface</text:p>
      <text:p text:style-name="P9">class LegacySystem implements OldSystem {</text:p>
      <text:p text:style-name="P9"><text:s text:c="4"/>public void oldMethod() {</text:p>
      <text:p text:style-name="P9"><text:s text:c="8"/>System.out.println("Executing old method.");</text:p>
      <text:p text:style-name="P9"><text:soft-page-break/><text:s text:c="4"/>}</text:p>
      <text:p text:style-name="P9">}</text:p>
      <text:p text:style-name="P9"/>
      <text:p text:style-name="P9">// New interface to be used</text:p>
      <text:p text:style-name="P9">interface NewSystem {</text:p>
      <text:p text:style-name="P9"><text:s text:c="4"/>void newMethod();</text:p>
      <text:p text:style-name="P9">}</text:p>
      <text:p text:style-name="P9"/>
      <text:p text:style-name="P9">// Adapter class to adapt the OldSystem to the NewSystem</text:p>
      <text:p text:style-name="P9">class SystemAdapter implements NewSystem {</text:p>
      <text:p text:style-name="P9"><text:s text:c="4"/>private OldSystem oldSystem;</text:p>
      <text:p text:style-name="P9"/>
      <text:p text:style-name="P9"><text:s text:c="4"/>public SystemAdapter(OldSystem oldSystem) {</text:p>
      <text:p text:style-name="P9"><text:s text:c="8"/>this.oldSystem = oldSystem;</text:p>
      <text:p text:style-name="P9"><text:s text:c="4"/>}</text:p>
      <text:p text:style-name="P9"/>
      <text:p text:style-name="P9"><text:s text:c="4"/>public void newMethod() {</text:p>
      <text:p text:style-name="P9"><text:s text:c="8"/>oldSystem.oldMethod(); // Adapting to the new method</text:p>
      <text:p text:style-name="P9"><text:s text:c="4"/>}</text:p>
      <text:p text:style-name="P9">}</text:p>
      <text:p text:style-name="P9"/>
      <text:p text:style-name="P9">public class Main {</text:p>
      <text:p text:style-name="P9"><text:s text:c="4"/>public static void main(String[] args) {</text:p>
      <text:p text:style-name="P9"><text:s text:c="8"/>OldSystem legacySystem = new LegacySystem();</text:p>
      <text:p text:style-name="P9"><text:s text:c="8"/>NewSystem adaptedSystem = new SystemAdapter(legacySystem);</text:p>
      <text:p text:style-name="P9"><text:s text:c="8"/>adaptedSystem.newMethod(); // Output: Executing old method.</text:p>
      <text:p text:style-name="P9"><text:s text:c="4"/>}</text:p>
      <text:p text:style-name="P9">}</text:p>
      <text:p text:style-name="P9">he <text:span text:style-name="Source_20_Text">SystemAdapter</text:span> class allows the <text:span text:style-name="Source_20_Text">OldSystem</text:span> to be used as a <text:span text:style-name="Source_20_Text">NewSystem</text:span> without changing the legacy code.</text:p>
      <text:list text:style-name="L11">
        <text:list-item>
          <text:p text:style-name="P18"><text:span text:style-name="Strong_20_Emphasis">Use case</text:span>: Useful for integrating new functionalities into existing systems without modifying the original classes.</text:p>
        </text:list-item>
      </text:list>
      <text:p text:style-name="Horizontal_20_Line"/>
      <text:h text:style-name="Heading_20_3" text:outline-level="3"><text:soft-page-break/>2. <text:span text:style-name="Strong_20_Emphasis">Bridge Pattern</text:span></text:h>
      <text:h text:style-name="Heading_20_4" text:outline-level="4">Definition:</text:h>
      <text:p text:style-name="Text_20_body">The <text:span text:style-name="Strong_20_Emphasis">Bridge pattern</text:span> separates an abstraction from its implementation, allowing them to vary independently. This pattern is particularly useful when both the class hierarchy and the implementation hierarchy can vary.</text:p>
      <text:h text:style-name="Heading_20_4" text:outline-level="4">Use Case:</text:h>
      <text:p text:style-name="Text_20_body">Consider a scenario where you have different types of <text:span text:style-name="Strong_20_Emphasis">shapes</text:span> (e.g., circles, squares) that can be rendered in different <text:span text:style-name="Strong_20_Emphasis">colors</text:span> (e.g., red, blue). You want to create a flexible system that can easily accommodate new shapes or colors without modifying existing code.</text:p>
      <text:p text:style-name="P9">// Implementation interface</text:p>
      <text:p text:style-name="P9">interface Color {</text:p>
      <text:p text:style-name="P9"><text:s text:c="4"/>String fillColor();</text:p>
      <text:p text:style-name="P9">}</text:p>
      <text:p text:style-name="P9"/>
      <text:p text:style-name="P9">// Concrete implementation for Red</text:p>
      <text:p text:style-name="P9">class Red implements Color {</text:p>
      <text:p text:style-name="P9"><text:s text:c="4"/>public String fillColor() {</text:p>
      <text:p text:style-name="P9"><text:s text:c="8"/>return "Red";</text:p>
      <text:p text:style-name="P9"><text:s text:c="4"/>}</text:p>
      <text:p text:style-name="P9">}</text:p>
      <text:p text:style-name="P9"/>
      <text:p text:style-name="P9">// Concrete implementation for Blue</text:p>
      <text:p text:style-name="P9">class Blue implements Color {</text:p>
      <text:p text:style-name="P9"><text:s text:c="4"/>public String fillColor() {</text:p>
      <text:p text:style-name="P9"><text:s text:c="8"/>return "Blue";</text:p>
      <text:p text:style-name="P9"><text:s text:c="4"/>}</text:p>
      <text:p text:style-name="P9">}</text:p>
      <text:p text:style-name="P9"/>
      <text:p text:style-name="P9">// Abstraction interface</text:p>
      <text:p text:style-name="P9">abstract class Shape {</text:p>
      <text:p text:style-name="P9"><text:s text:c="4"/>protected Color color;</text:p>
      <text:p text:style-name="P9"/>
      <text:p text:style-name="P9"><text:s text:c="4"/>protected Shape(Color color) {</text:p>
      <text:p text:style-name="P9"><text:soft-page-break/><text:s text:c="8"/>this.color = color;</text:p>
      <text:p text:style-name="P9"><text:s text:c="4"/>}</text:p>
      <text:p text:style-name="P9"/>
      <text:p text:style-name="P9"><text:s text:c="4"/>abstract void draw();</text:p>
      <text:p text:style-name="P9">}</text:p>
      <text:p text:style-name="P9"/>
      <text:p text:style-name="P9">// Concrete shape classes</text:p>
      <text:p text:style-name="P9">class Circle extends Shape {</text:p>
      <text:p text:style-name="P9"><text:s text:c="4"/>public Circle(Color color) {</text:p>
      <text:p text:style-name="P9"><text:s text:c="8"/>super(color);</text:p>
      <text:p text:style-name="P9"><text:s text:c="4"/>}</text:p>
      <text:p text:style-name="P9"/>
      <text:p text:style-name="P9"><text:s text:c="4"/>void draw() {</text:p>
      <text:p text:style-name="P9"><text:s text:c="8"/>System.out.println("Drawing Circle in " + color.fillColor());</text:p>
      <text:p text:style-name="P9"><text:s text:c="4"/>}</text:p>
      <text:p text:style-name="P9">}</text:p>
      <text:p text:style-name="P9"/>
      <text:p text:style-name="P9">class Square extends Shape {</text:p>
      <text:p text:style-name="P9"><text:s text:c="4"/>public Square(Color color) {</text:p>
      <text:p text:style-name="P9"><text:s text:c="8"/>super(color);</text:p>
      <text:p text:style-name="P9"><text:s text:c="4"/>}</text:p>
      <text:p text:style-name="P9"/>
      <text:p text:style-name="P9"><text:s text:c="4"/>void draw() {</text:p>
      <text:p text:style-name="P9"><text:s text:c="8"/>System.out.println("Drawing Square in " + color.fillColor());</text:p>
      <text:p text:style-name="P9"><text:s text:c="4"/>}</text:p>
      <text:p text:style-name="P9">}</text:p>
      <text:p text:style-name="P9"/>
      <text:p text:style-name="P9">public class Main {</text:p>
      <text:p text:style-name="P9"><text:s text:c="4"/>public static void main(String[] args) {</text:p>
      <text:p text:style-name="P9"><text:s text:c="8"/>Shape redCircle = new Circle(new Red());</text:p>
      <text:p text:style-name="P9"><text:s text:c="8"/>Shape blueSquare = new Square(new Blue());</text:p>
      <text:p text:style-name="P9"/>
      <text:p text:style-name="P9"><text:soft-page-break/><text:s text:c="8"/>redCircle.draw(); <text:s text:c="2"/>// Output: Drawing Circle in Red</text:p>
      <text:p text:style-name="P9"><text:s text:c="8"/>blueSquare.draw(); <text:s/>// Output: Drawing Square in Blue</text:p>
      <text:p text:style-name="P9"><text:s text:c="4"/>}</text:p>
      <text:p text:style-name="P9">}</text:p>
      <text:h text:style-name="P3" text:outline-level="4">Explanation:</text:h>
      <text:list text:style-name="L12">
        <text:list-item>
          <text:p text:style-name="P20">The <text:span text:style-name="Source_20_Text">Shape</text:span> class acts as an abstraction, and <text:span text:style-name="Source_20_Text">Color</text:span> serves as the implementation. Both can vary independently.</text:p>
        </text:list-item>
        <text:list-item>
          <text:p text:style-name="P19"><text:span text:style-name="Strong_20_Emphasis">Use case</text:span>: Useful for systems where both the abstraction and implementation can change, like GUI applications with different themes.</text:p>
        </text:list-item>
      </text:list>
      <text:p text:style-name="P9"/>
      <text:p text:style-name="P9"/>
      <text:p text:style-name="Text_20_body"/>
      <text:p text:style-name="Text_20_body"/>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5T21:08:47.692410769</meta:creation-date>
    <dc:date>2024-09-26T18:56:08.890183817</dc:date>
    <meta:editing-duration>PT21H47M26S</meta:editing-duration>
    <meta:editing-cycles>1</meta:editing-cycles>
    <meta:document-statistic meta:table-count="0" meta:image-count="0" meta:object-count="0" meta:page-count="12" meta:paragraph-count="297" meta:word-count="1645" meta:character-count="12546" meta:non-whitespace-character-count="10029"/>
    <meta:generator>LibreOffice/7.6.6.3$Linux_X86_64 LibreOffice_project/60$Build-3</meta:generator>
  </office:meta>
</office:document-meta>
</file>